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2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24354166666667cm" style:use-optimal-column-width="true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3.22791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SEXO</text:p>
          </table:table-cell>
          <table:table-cell office:value-type="string" table:style-name="ce2">
            <text:p>grupo_etario</text:p>
          </table:table-cell>
          <table:table-cell office:value-type="string" table:style-name="ce4">
            <text:p>nDx_media</text:p>
          </table:table-cell>
          <table:table-cell office:value-type="string" table:style-name="ce4">
            <text:p>nNx_media</text:p>
          </table:table-cell>
          <table:table-cell office:value-type="string" table:style-name="ce5">
            <text:p>Projecao20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0-1</text:p>
          </table:table-cell>
          <table:table-cell office:value-type="float" office:value="687" table:style-name="ce4">
            <text:p>687,00</text:p>
          </table:table-cell>
          <table:table-cell office:value-type="float" office:value="50418" table:style-name="ce4">
            <text:p>50418,00</text:p>
          </table:table-cell>
          <table:table-cell office:value-type="float" office:value="63502.75" table:formula="msoxl:=(1/4)*254011" table:style-name="ce5">
            <text:p>63502,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1-4</text:p>
          </table:table-cell>
          <table:table-cell office:value-type="float" office:value="107" table:style-name="ce4">
            <text:p>107,00</text:p>
          </table:table-cell>
          <table:table-cell office:value-type="float" office:value="50418" table:style-name="ce4">
            <text:p>50418,00</text:p>
          </table:table-cell>
          <table:table-cell office:value-type="float" office:value="190508.25" table:formula="msoxl:=(3/4)*254011" table:style-name="ce5">
            <text:p>190508,25</text:p>
          </table:table-cell>
          <table:table-cell table:number-columns-repeated="2" table:style-name="ce1"/>
          <table:table-cell table:style-name="ce4"/>
          <table:table-cell table:number-columns-repeated="16376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5-9</text:p>
          </table:table-cell>
          <table:table-cell office:value-type="float" office:value="74.67" table:style-name="ce4">
            <text:p>74,67</text:p>
          </table:table-cell>
          <table:table-cell office:value-type="float" office:value="50418" table:style-name="ce4">
            <text:p>50418,00</text:p>
          </table:table-cell>
          <table:table-cell office:value-type="float" office:value="246842" table:style-name="ce5">
            <text:p>246842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10-14</text:p>
          </table:table-cell>
          <table:table-cell office:value-type="float" office:value="110" table:style-name="ce4">
            <text:p>110,00</text:p>
          </table:table-cell>
          <table:table-cell office:value-type="float" office:value="50418" table:style-name="ce4">
            <text:p>50418,00</text:p>
          </table:table-cell>
          <table:table-cell office:value-type="float" office:value="258690" table:style-name="ce5">
            <text:p>25869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15-19</text:p>
          </table:table-cell>
          <table:table-cell office:value-type="float" office:value="716.67" table:style-name="ce4">
            <text:p>716,67</text:p>
          </table:table-cell>
          <table:table-cell office:value-type="float" office:value="50418" table:style-name="ce4">
            <text:p>50418,00</text:p>
          </table:table-cell>
          <table:table-cell office:value-type="float" office:value="279742" table:style-name="ce5">
            <text:p>279742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20-24</text:p>
          </table:table-cell>
          <table:table-cell office:value-type="float" office:value="970.33" table:style-name="ce4">
            <text:p>970,33</text:p>
          </table:table-cell>
          <table:table-cell office:value-type="float" office:value="50418" table:style-name="ce4">
            <text:p>50418,00</text:p>
          </table:table-cell>
          <table:table-cell office:value-type="float" office:value="283881" table:style-name="ce5">
            <text:p>283881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25-29</text:p>
          </table:table-cell>
          <table:table-cell office:value-type="float" office:value="901" table:style-name="ce4">
            <text:p>901,00</text:p>
          </table:table-cell>
          <table:table-cell office:value-type="float" office:value="50418" table:style-name="ce4">
            <text:p>50418,00</text:p>
          </table:table-cell>
          <table:table-cell office:value-type="float" office:value="297653" table:style-name="ce5">
            <text:p>297653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30-34</text:p>
          </table:table-cell>
          <table:table-cell office:value-type="float" office:value="905" table:style-name="ce4">
            <text:p>905,00</text:p>
          </table:table-cell>
          <table:table-cell office:value-type="float" office:value="50418" table:style-name="ce4">
            <text:p>50418,00</text:p>
          </table:table-cell>
          <table:table-cell office:value-type="float" office:value="290892" table:style-name="ce5">
            <text:p>290892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35-39</text:p>
          </table:table-cell>
          <table:table-cell office:value-type="float" office:value="909" table:style-name="ce4">
            <text:p>909,00</text:p>
          </table:table-cell>
          <table:table-cell office:value-type="float" office:value="50418" table:style-name="ce4">
            <text:p>50418,00</text:p>
          </table:table-cell>
          <table:table-cell office:value-type="float" office:value="270622" table:style-name="ce5">
            <text:p>270622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40-44</text:p>
          </table:table-cell>
          <table:table-cell office:value-type="float" office:value="957.67" table:style-name="ce4">
            <text:p>957,67</text:p>
          </table:table-cell>
          <table:table-cell office:value-type="float" office:value="50418" table:style-name="ce4">
            <text:p>50418,00</text:p>
          </table:table-cell>
          <table:table-cell office:value-type="float" office:value="236646" table:style-name="ce5">
            <text:p>236646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45-49</text:p>
          </table:table-cell>
          <table:table-cell office:value-type="float" office:value="1170" table:style-name="ce4">
            <text:p>1170,00</text:p>
          </table:table-cell>
          <table:table-cell office:value-type="float" office:value="50418" table:style-name="ce4">
            <text:p>50418,00</text:p>
          </table:table-cell>
          <table:table-cell office:value-type="float" office:value="212875" table:style-name="ce5">
            <text:p>212875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50-54</text:p>
          </table:table-cell>
          <table:table-cell office:value-type="float" office:value="1412" table:style-name="ce4">
            <text:p>1412,00</text:p>
          </table:table-cell>
          <table:table-cell office:value-type="float" office:value="50418" table:style-name="ce4">
            <text:p>50418,00</text:p>
          </table:table-cell>
          <table:table-cell office:value-type="float" office:value="180468" table:style-name="ce5">
            <text:p>180468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55-59</text:p>
          </table:table-cell>
          <table:table-cell office:value-type="float" office:value="1623.33" table:style-name="ce4">
            <text:p>1623,33</text:p>
          </table:table-cell>
          <table:table-cell office:value-type="float" office:value="50418" table:style-name="ce4">
            <text:p>50418,00</text:p>
          </table:table-cell>
          <table:table-cell office:value-type="float" office:value="144871" table:style-name="ce5">
            <text:p>144871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60-64</text:p>
          </table:table-cell>
          <table:table-cell office:value-type="float" office:value="1820" table:style-name="ce4">
            <text:p>1820,00</text:p>
          </table:table-cell>
          <table:table-cell office:value-type="float" office:value="50418" table:style-name="ce4">
            <text:p>50418,00</text:p>
          </table:table-cell>
          <table:table-cell office:value-type="float" office:value="111447" table:style-name="ce5">
            <text:p>111447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65-69</text:p>
          </table:table-cell>
          <table:table-cell office:value-type="float" office:value="2006" table:style-name="ce4">
            <text:p>2006,00</text:p>
          </table:table-cell>
          <table:table-cell office:value-type="float" office:value="50418" table:style-name="ce4">
            <text:p>50418,00</text:p>
          </table:table-cell>
          <table:table-cell office:value-type="float" office:value="83015" table:style-name="ce5">
            <text:p>83015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70-74</text:p>
          </table:table-cell>
          <table:table-cell office:value-type="float" office:value="2076" table:style-name="ce4">
            <text:p>2076,00</text:p>
          </table:table-cell>
          <table:table-cell office:value-type="float" office:value="50418" table:style-name="ce4">
            <text:p>50418,00</text:p>
          </table:table-cell>
          <table:table-cell office:value-type="float" office:value="58687" table:style-name="ce5">
            <text:p>58687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75-79</text:p>
          </table:table-cell>
          <table:table-cell office:value-type="float" office:value="2146.33" table:style-name="ce4">
            <text:p>2146,33</text:p>
          </table:table-cell>
          <table:table-cell office:value-type="float" office:value="50418" table:style-name="ce4">
            <text:p>50418,00</text:p>
          </table:table-cell>
          <table:table-cell office:value-type="float" office:value="39982" table:style-name="ce5">
            <text:p>39982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2">
            <text:p>80+</text:p>
          </table:table-cell>
          <table:table-cell office:value-type="float" office:value="4179.67" table:style-name="ce4">
            <text:p>4179,67</text:p>
          </table:table-cell>
          <table:table-cell office:value-type="float" office:value="50418" table:style-name="ce4">
            <text:p>50418,00</text:p>
          </table:table-cell>
          <table:table-cell office:value-type="float" office:value="38510" table:formula="msoxl:=22238+10810+5462" table:style-name="ce5">
            <text:p>38510,00</text:p>
          </table:table-cell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 table:style-name="ce1"/>
          <table:table-cell table:style-name="ce2"/>
          <table:table-cell table:number-columns-repeated="2" table:style-name="ce4"/>
          <table:table-cell table:style-name="ce5"/>
          <table:table-cell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2">
            <text:p>grupo_etario</text:p>
          </table:table-cell>
          <table:table-cell office:value-type="string" table:style-name="ce4">
            <text:p>nDx_media</text:p>
          </table:table-cell>
          <table:table-cell office:value-type="string" table:style-name="ce4">
            <text:p>nNx_media</text:p>
          </table:table-cell>
          <table:table-cell office:value-type="string" table:style-name="ce5">
            <text:p>Projecao20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0-1</text:p>
          </table:table-cell>
          <table:table-cell office:value-type="float" office:value="559.66999999999996" table:style-name="ce4">
            <text:p>559,67</text:p>
          </table:table-cell>
          <table:table-cell office:value-type="float" office:value="48176.67" table:style-name="ce4">
            <text:p>48176,67</text:p>
          </table:table-cell>
          <table:table-cell table:style-name="ce5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1-4</text:p>
          </table:table-cell>
          <table:table-cell office:value-type="float" office:value="83.33" table:style-name="ce4">
            <text:p>83,33</text:p>
          </table:table-cell>
          <table:table-cell office:value-type="float" office:value="48176.67" table:style-name="ce4">
            <text:p>48176,67</text:p>
          </table:table-cell>
          <table:table-cell table:style-name="ce5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5-9</text:p>
          </table:table-cell>
          <table:table-cell office:value-type="float" office:value="50.33" table:style-name="ce4">
            <text:p>50,33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10-14</text:p>
          </table:table-cell>
          <table:table-cell office:value-type="float" office:value="73" table:style-name="ce4">
            <text:p>73,00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15-19</text:p>
          </table:table-cell>
          <table:table-cell office:value-type="float" office:value="141" table:style-name="ce4">
            <text:p>141,00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20-24</text:p>
          </table:table-cell>
          <table:table-cell office:value-type="float" office:value="164" table:style-name="ce4">
            <text:p>164,00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25-29</text:p>
          </table:table-cell>
          <table:table-cell office:value-type="float" office:value="203.33" table:style-name="ce4">
            <text:p>203,33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30-34</text:p>
          </table:table-cell>
          <table:table-cell office:value-type="float" office:value="288.33" table:style-name="ce4">
            <text:p>288,33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35-39</text:p>
          </table:table-cell>
          <table:table-cell office:value-type="float" office:value="375.33" table:style-name="ce4">
            <text:p>375,33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40-44</text:p>
          </table:table-cell>
          <table:table-cell office:value-type="float" office:value="479.67" table:style-name="ce4">
            <text:p>479,67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45-49</text:p>
          </table:table-cell>
          <table:table-cell office:value-type="float" office:value="607.66999999999996" table:style-name="ce4">
            <text:p>607,67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50-54</text:p>
          </table:table-cell>
          <table:table-cell office:value-type="float" office:value="782.67" table:style-name="ce4">
            <text:p>782,67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55-59</text:p>
          </table:table-cell>
          <table:table-cell office:value-type="float" office:value="991.33" table:style-name="ce4">
            <text:p>991,33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60-64</text:p>
          </table:table-cell>
          <table:table-cell office:value-type="float" office:value="1195" table:style-name="ce4">
            <text:p>1195,00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65-69</text:p>
          </table:table-cell>
          <table:table-cell office:value-type="float" office:value="1399.67" table:style-name="ce4">
            <text:p>1399,67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70-74</text:p>
          </table:table-cell>
          <table:table-cell office:value-type="float" office:value="1555" table:style-name="ce4">
            <text:p>1555,00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75-79</text:p>
          </table:table-cell>
          <table:table-cell office:value-type="float" office:value="1789.33" table:style-name="ce4">
            <text:p>1789,33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2">
            <text:p>80+</text:p>
          </table:table-cell>
          <table:table-cell office:value-type="float" office:value="4573.33" table:style-name="ce4">
            <text:p>4573,33</text:p>
          </table:table-cell>
          <table:table-cell office:value-type="float" office:value="48176.67" table:style-name="ce4">
            <text:p>48176,67</text:p>
          </table:table-cell>
          <table:table-cell table:style-name="ce4"/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 table:style-name="ce1"/>
          <table:table-cell table:style-name="ce2"/>
          <table:table-cell table:number-columns-repeated="2" table:style-name="ce1"/>
          <table:table-cell table:style-name="ce4"/>
          <table:table-cell table:number-columns-repeated="2" table:style-name="ce1"/>
          <table:table-cell office:value-type="float" office:value="13568" table:style-name="ce3">
            <text:p>13.5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2"/>
          <table:table-cell table:number-columns-repeated="2" table:style-name="ce1"/>
          <table:table-cell table:style-name="ce4"/>
          <table:table-cell table:number-columns-repeated="2" table:style-name="ce1"/>
          <table:table-cell office:value-type="float" office:value="7258" table:style-name="ce6">
            <text:p>7.258</text:p>
          </table:table-cell>
          <table:table-cell table:number-columns-repeated="16376"/>
        </table:table-row>
        <table:table-row table:number-rows-repeated="1048535" table:style-name="ro2">
          <table:table-cell table:number-columns-repeated="16384"/>
        </table:table-row>
      </table:table>
      <table:database-ranges>
        <table:database-range table:target-range-address="Sheet1.A2:Sheet1.D37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JL</meta:initial-creator>
    <dc:creator>cesar gabriel</dc:creator>
    <meta:creation-date>2016-08-18T13:39:56Z</meta:creation-date>
    <dc:date>2023-08-02T00:40:22Z</dc:date>
  </office:meta>
</office:document-meta>
</file>